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under>
          <mo stretchy="false">∫</mo>
          <mi>V</mi>
        </munder>
        <msup>
          <mtext>d</mtext>
          <mn>3</mn>
        </msup>
      </mrow>
      <mi>r</mi>
      <mi mathvariant="normal">ρ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Q `=` int from V "d" ^3 r %irho ( bold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37:42.337000000</meta:creation-date>
    <meta:generator>LibreOffice/4.2.4.2$Windows_x86 LibreOffice_project/63150712c6d317d27ce2db16eb94c2f3d7b699f8</meta:generator>
  </office:meta>
</office:document-meta>
</file>